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2" style:parent-style-name="Обычный" style:family="paragraph">
      <style:paragraph-properties fo:text-align="justify" fo:line-height="150%"/>
    </style:style>
    <style:style style:name="T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4" style:parent-style-name="Обычный" style:family="paragraph">
      <style:paragraph-properties fo:text-align="justify" fo:line-height="150%"/>
    </style:style>
    <style:style style:name="P5" style:parent-style-name="Обычный" style:family="paragraph">
      <style:paragraph-properties fo:text-align="justify" fo:line-height="150%"/>
    </style:style>
    <style:style style:name="P6" style:parent-style-name="Обычный" style:family="paragraph">
      <style:paragraph-properties fo:text-align="justify" fo:line-height="150%"/>
    </style:style>
    <style:style style:name="P7" style:parent-style-name="Обычный" style:family="paragraph">
      <style:paragraph-properties fo:text-align="justify" fo:line-height="150%"/>
    </style:style>
    <style:style style:name="P8" style:parent-style-name="Обычный" style:family="paragraph">
      <style:paragraph-properties fo:text-align="justify" fo:line-height="150%"/>
    </style:style>
    <style:style style:name="P9" style:parent-style-name="Обычный" style:family="paragraph">
      <style:paragraph-properties fo:text-align="justify" fo:line-height="150%"/>
    </style:style>
    <style:style style:name="P10" style:parent-style-name="Обычный" style:family="paragraph">
      <style:paragraph-properties fo:text-align="justify" fo:line-height="150%"/>
    </style:style>
    <style:style style:name="P11" style:parent-style-name="Обычный" style:family="paragraph">
      <style:paragraph-properties fo:text-align="justify" fo:line-height="150%"/>
    </style:style>
    <style:style style:name="P12" style:parent-style-name="Обычный" style:family="paragraph">
      <style:paragraph-properties fo:text-align="justify" fo:line-height="150%"/>
    </style:style>
    <style:style style:name="P13" style:parent-style-name="Обычный" style:family="paragraph">
      <style:paragraph-properties fo:text-align="justify" fo:line-height="150%"/>
    </style:style>
    <style:style style:name="P14" style:parent-style-name="Обычный" style:family="paragraph">
      <style:paragraph-properties fo:text-align="justify" fo:line-height="150%"/>
    </style:style>
    <style:style style:name="P15" style:parent-style-name="Обычный" style:family="paragraph">
      <style:paragraph-properties fo:text-align="justify" fo:line-height="150%"/>
    </style:style>
    <style:style style:name="P16" style:parent-style-name="Обычный" style:family="paragraph">
      <style:paragraph-properties fo:text-align="justify" fo:line-height="150%"/>
    </style:style>
    <style:style style:name="P17" style:parent-style-name="Обычный" style:family="paragraph">
      <style:paragraph-properties fo:text-align="justify" fo:line-height="150%"/>
    </style:style>
    <style:style style:name="P18" style:parent-style-name="Обычный" style:family="paragraph">
      <style:paragraph-properties fo:text-align="justify" fo:line-height="150%"/>
    </style:style>
    <style:style style:name="P19" style:parent-style-name="Обычный" style:family="paragraph">
      <style:paragraph-properties fo:text-align="justify" fo:line-height="150%"/>
    </style:style>
    <style:style style:name="P20" style:parent-style-name="Обычный" style:family="paragraph">
      <style:paragraph-properties fo:text-align="justify" fo:line-height="150%"/>
    </style:style>
    <style:style style:name="P21" style:parent-style-name="Обычный" style:family="paragraph">
      <style:paragraph-properties fo:text-align="justify" fo:line-height="150%"/>
    </style:style>
    <style:style style:name="P22" style:parent-style-name="Обычный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23" style:parent-style-name="Обычный" style:family="paragraph">
      <style:paragraph-properties fo:text-align="justify" fo:line-height="150%"/>
      <style:text-properties fo:font-size="16pt" style:font-size-asian="16pt" style:font-size-complex="16pt"/>
    </style:style>
    <style:style style:name="P24" style:parent-style-name="Обычный" style:family="paragraph">
      <style:paragraph-properties fo:text-align="justify" fo:line-height="150%"/>
    </style:style>
    <style:style style:name="P25" style:parent-style-name="Обычный" style:family="paragraph">
      <style:paragraph-properties fo:text-align="justify" fo:line-height="150%"/>
    </style:style>
    <style:style style:name="P26" style:parent-style-name="Обычный" style:family="paragraph">
      <style:paragraph-properties fo:text-align="justify" fo:line-height="150%"/>
    </style:style>
    <style:style style:name="P27" style:parent-style-name="Обычный" style:family="paragraph">
      <style:paragraph-properties fo:text-align="justify" fo:line-height="150%"/>
    </style:style>
    <style:style style:name="P28" style:parent-style-name="Обычный" style:family="paragraph">
      <style:paragraph-properties fo:text-align="justify" fo:line-height="150%"/>
    </style:style>
    <style:style style:name="P29" style:parent-style-name="Обычный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30" style:parent-style-name="Обычный" style:family="paragraph">
      <style:paragraph-properties fo:text-align="justify" fo:line-height="150%"/>
      <style:text-properties fo:font-size="16pt" style:font-size-asian="16pt" style:font-size-complex="16pt"/>
    </style:style>
    <style:style style:name="P31" style:parent-style-name="Обычный" style:family="paragraph">
      <style:paragraph-properties fo:text-align="justify" fo:line-height="150%"/>
    </style:style>
    <style:style style:name="P32" style:parent-style-name="Обычный" style:family="paragraph">
      <style:paragraph-properties fo:text-align="justify" fo:line-height="150%"/>
    </style:style>
    <style:style style:name="P33" style:parent-style-name="Обычный" style:family="paragraph">
      <style:paragraph-properties fo:text-align="justify" fo:line-height="150%"/>
    </style:style>
    <style:style style:name="P34" style:parent-style-name="Обычный" style:family="paragraph">
      <style:paragraph-properties fo:text-align="justify" fo:line-height="150%"/>
    </style:style>
    <style:style style:name="P35" style:parent-style-name="Обычный" style:family="paragraph">
      <style:paragraph-properties fo:text-align="justify" fo:line-height="150%"/>
    </style:style>
    <style:style style:name="P36" style:parent-style-name="Обычный" style:family="paragraph">
      <style:paragraph-properties fo:text-align="justify" fo:line-height="150%"/>
    </style:style>
    <style:style style:name="P37" style:parent-style-name="Обычный" style:family="paragraph">
      <style:paragraph-properties fo:text-align="justify" fo:line-height="150%"/>
    </style:style>
    <style:style style:name="P38" style:parent-style-name="Обычный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39" style:parent-style-name="Обычный" style:family="paragraph">
      <style:paragraph-properties fo:text-align="justify" fo:line-height="150%"/>
      <style:text-properties fo:font-size="16pt" style:font-size-asian="16pt" style:font-size-complex="16pt"/>
    </style:style>
    <style:style style:name="P40" style:parent-style-name="Обычный" style:family="paragraph">
      <style:paragraph-properties fo:text-align="justify" fo:line-height="150%"/>
    </style:style>
    <style:style style:name="T41" style:parent-style-name="Основнойшрифтабзаца" style:family="text">
      <style:text-properties style:font-name="Aptos" style:font-name-asian="Aptos" style:font-name-complex="Aptos"/>
    </style:style>
    <style:style style:name="P42" style:parent-style-name="Обычный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43" style:parent-style-name="Обычный" style:family="paragraph">
      <style:paragraph-properties fo:text-align="justify" fo:line-height="150%"/>
      <style:text-properties fo:font-size="16pt" style:font-size-asian="16pt" style:font-size-complex="16pt"/>
    </style:style>
    <style:style style:name="P44" style:parent-style-name="Обычный" style:family="paragraph">
      <style:paragraph-properties fo:text-align="justify" fo:line-height="150%"/>
    </style:style>
    <style:style style:name="P45" style:parent-style-name="Обычный" style:family="paragraph">
      <style:paragraph-properties fo:text-align="justify" fo:line-height="150%"/>
    </style:style>
    <style:style style:name="P46" style:parent-style-name="Обычный" style:family="paragraph">
      <style:paragraph-properties fo:text-align="justify" fo:line-height="150%"/>
    </style:style>
    <style:style style:name="P47" style:parent-style-name="Обычный" style:family="paragraph">
      <style:paragraph-properties fo:text-align="justify" fo:line-height="150%"/>
    </style:style>
    <style:style style:name="P48" style:parent-style-name="Обычный" style:family="paragraph">
      <style:paragraph-properties fo:text-align="justify" fo:line-height="150%"/>
    </style:style>
    <style:style style:name="P49" style:parent-style-name="Обычный" style:family="paragraph">
      <style:paragraph-properties fo:text-align="justify" fo:line-height="150%"/>
      <style:text-properties fo:font-size="16pt" style:font-size-asian="16pt" style:font-size-complex="16pt"/>
    </style:style>
  </office:automatic-styles>
  <office:body>
    <office:text text:use-soft-page-breaks="true">
      <text:p text:style-name="P1">Вопрос 1:</text:p>
      <text:p text:style-name="P2"><text:span text:style-name="T3">Дорожная карта с контрольными списками и сроками выполнения?</text:span><text:line-break/><text:line-break/>Да, у нас есть предварительный план действий на 6 месяцев.</text:p>
      <text:p text:style-name="P4"><text:s/></text:p>
      <text:p text:style-name="P5">Месяц 1:</text:p>
      <text:p text:style-name="P6">- Определите местную основную команду (3-5 человек)</text:p>
      <text:p text:style-name="P7">- Создайте сообщество в Telegram/Discord</text:p>
      <text:p text:style-name="P8">- Подготовьте рекомендации по брендингу и сообществу</text:p>
      <text:p text:style-name="P9">- Первая ознакомительная встреча (онлайн или оффлайн)</text:p>
      <text:p text:style-name="P10"><text:s/></text:p>
      <text:p text:style-name="P11">Месяц 2-3:</text:p>
      <text:p text:style-name="P12">- Ежемесячные встречи (Azure, .NET, AI, GitHub)</text:p>
      <text:p text:style-name="P13">- Один практический семинар</text:p>
      <text:p text:style-name="P14">- Сотрудничество с местным университетом</text:p>
      <text:p text:style-name="P15"><text:s/></text:p>
      <text:p text:style-name="P16">4-6 месяц:</text:p>
      <text:p text:style-name="P17">- Хакатон или мини-буткемп</text:p>
      <text:p text:style-name="P18">- Приглашенные спикеры из MDC Uzbekistan</text:p>
      <text:p text:style-name="P19">- Увеличение сообщества до более чем 200 участников</text:p>
      <text:p text:style-name="P20">- Сбор отзывов и аналитики</text:p>
      <text:p text:style-name="P21"/>
      <text:p text:style-name="P22">Вопрос 2:</text:p>
      <text:p text:style-name="P23">Список партнеров?</text:p>
      <text:p text:style-name="P24">Текущие и потенциальные партнеры:</text:p>
      <text:p text:style-name="P25">- Местные университеты в Нукусе (факультеты компьютерных наук и инженерии)</text:p>
      <text:p text:style-name="P26">- Жокаргы Кенес Республики Каракалпакстан (поддержка и координация)</text:p>
      <text:p text:style-name="P27">- Местные IT-специалисты и фрилансеры</text:p>
      <text:p text:style-name="P28">- Частные IT-инициативы и стартапы в регионе</text:p>
      <text:p text:style-name="P29">Вопрос 3:</text:p>
      <text:p text:style-name="P30">Перейти к рыночной стратегии?</text:p>
      <text:p text:style-name="P31">Наша стратегия выхода на рынок направлена на органический рост сообщества:</text:p>
      <text:p text:style-name="P32"><text:s/></text:p>
      <text:p text:style-name="P33">- продвижение через Telegram, Instagram и местные студенческие каналы;</text:p>
      <text:p text:style-name="P34">- анонсы через университеты и факультеты информационных технологий;</text:p>
      <text:p text:style-name="P35">- офлайн-встречи в учебных заведениях;</text:p>
      <text:p text:style-name="P36">- сотрудничество с существующими группами разработчиков в Узбекистане;</text:p>
      <text:p text:style-name="P37">- сарафанное радио и амбассадоры сообщества.</text:p>
      <text:p text:style-name="P38">Вопрос 4:</text:p>
      <text:p text:style-name="P39">Custdev или какая-то аналитика вашей аудитории?</text:p>
      <text:p text:style-name="P40"><text:line-break/><text:tab/><text:span text:style-name="T41">Мы провели неформальное исследование потребительского спроса, напрямую пообщавшись со студентами и местными разработчиками. Выводы: - Высокий интерес к технологиям Microsoft (C#, .NET, Azure, ИИ) - Отсутствие регулярных технических митапов в Каракалпакстане - Высокий спрос на практический, ориентированный на карьеру контент - Предпочтение гибридных (оффлайн + онлайн) мероприятий</text:span></text:p>
      <text:p text:style-name="P42">Вопрос 5:</text:p>
      <text:p text:style-name="P43">Информация о местной команде?</text:p>
      <text:p text:style-name="P44">Местная команда (на начальном этапе):</text:p>
      <text:p text:style-name="P45">- региональный руководитель: Султанбек Кенесбаев (инженер-программист, организатор сообщества);</text:p>
      <text:p text:style-name="P46">- 2–3 координатора-волонтера (мероприятия, контент, логистика);</text:p>
      <text:p text:style-name="P47">- послы из числа студентов университета (планируется).</text:p>
      <text:p text:style-name="P48">Команда будет расти по мере расширения сообщества.</text:p>
      <text:p text:style-name="P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ultanbek Kenesbaev</meta:initial-creator>
    <dc:creator>Sultanbek Kenesbaev</dc:creator>
    <meta:creation-date>2026-02-09T11:45:00Z</meta:creation-date>
    <dc:date>2026-02-09T11:45:00Z</dc:date>
    <meta:template xlink:href="Normal.dotm" xlink:type="simple"/>
    <meta:editing-cycles>1</meta:editing-cycles>
    <meta:editing-duration>PT0S</meta:editing-duration>
    <meta:document-statistic meta:page-count="1" meta:paragraph-count="4" meta:word-count="316" meta:character-count="2115" meta:row-count="15" meta:non-whitespace-character-count="1803"/>
  </office:meta>
</office:document-meta>
</file>